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406cm" svg:x="1.4cm" svg:y="3.548cm" presentation:class="subtitle" presentation:user-transformed="true">
          <draw:text-box>
            <text:p/>
            <text:p/>
            <text:p><text:span text:style-name="T1">MaxProductOfThree</text:span></text:p>
            <text:p text:style-name="P1"/>
            <text:p><text:span text:style-name="T1">Maximize A[P] * A[Q] * A[R] for any triplet (P, Q, R).</text:span></text:p>
            <text:p/>
            <text:p text:style-name="P1"><text:span text:style-name="T2">Complexity: E</text:span><text:span text:style-name="T1">asy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</text:p>
          </draw:text-box>
        </draw:frame>
        <draw:frame draw:style-name="gr2" draw:text-style-name="P3" draw:layer="layout" svg:width="25.4cm" svg:height="12.338cm" svg:x="1.27cm" svg:y="3.175cm">
          <draw:text-box>
            <text:p>A non-empty array A consisting of N integers is given. The product of triplet (P, Q, R) equates to A[P] * A[Q] * A[R] (0 ≤ P &lt; Q &lt; R &lt; N).</text:p>
            <text:p/>
            <text:p>Your goal is to find the maximal product of any triplet.</text:p>
            <text:p/>
            <text:p>Write a function:</text:p>
            <text:p/>
            <text:p><text:s text:c="4"/>def solution(A)</text:p>
            <text:p/>
            <text:p>that, given a non-empty array A, returns the value of the maximal product of any triplet.</text:p>
            <text:p/>
            <text:p>Write an efficient algorithm for the following assumptions:</text:p>
            <text:p/>
            <text:p><text:s text:c="8"/>N is an integer within the range [3..100,000];</text:p>
            <text:p><text:s text:c="8"/>each element of array A is an integer within the range [−1,000..1,000]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2" draw:text-style-name="P3" draw:layer="layout" svg:width="27.305cm" svg:height="12.065cm" svg:x="0.635cm" svg:y="3.175cm">
          <draw:text-box>
            <text:p text:style-name="P4">For example, array A such that:</text:p>
            <text:p text:style-name="P4"><text:s text:c="2"/>A[0] = -3</text:p>
            <text:p text:style-name="P4"><text:s text:c="2"/>A[1] = 1</text:p>
            <text:p text:style-name="P4"><text:s text:c="2"/>A[2] = 2</text:p>
            <text:p text:style-name="P4"><text:s text:c="2"/>A[3] = -2</text:p>
            <text:p text:style-name="P4"><text:s text:c="2"/>A[4] = 5</text:p>
            <text:p text:style-name="P4"><text:s text:c="2"/>A[5] = 6</text:p>
            <text:p text:style-name="P4"/>
            <text:p text:style-name="P4">contains the following example triplets:</text:p>
            <text:p text:style-name="P4"/>
            <text:p text:style-name="P4"><text:s text:c="8"/>(0, 1, 2), product is −3 * 1 * 2 = −6</text:p>
            <text:p text:style-name="P4"><text:s text:c="8"/>(1, 2, 4), product is 1 * 2 * 5 = 10</text:p>
            <text:p text:style-name="P4"><text:s text:c="8"/>(2, 4, 5), product is 2 * 5 * 6 = 60</text:p>
            <text:p text:style-name="P4"/>
            <text:p text:style-name="P4">The function should return 60, as the product of triplet (2, 4, 5) is maximal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de</text:p>
          </draw:text-box>
        </draw:frame>
        <draw:frame draw:style-name="gr3" draw:text-style-name="P3" draw:layer="layout" svg:width="26.67cm" svg:height="11.43cm" svg:x="0.635cm" svg:y="3.175cm">
          <draw:text-box>
            <text:p>def solution(A):</text:p>
            <text:p><text:s text:c="4"/>A.sort()</text:p>
            <text:p/>
            <text:p><text:s text:c="4"/># multiplication two large negative numbers with a positive number</text:p>
            <text:p><text:s text:c="4"/>p = A[0] * A[1] * A[-1]</text:p>
            <text:p><text:s text:c="4"/></text:p>
            <text:p><text:s text:c="4"/># multiplication of three positive numbers </text:p>
            <text:p><text:s text:c="4"/>q = A[-1] * A[-2] * A[-3]</text:p>
            <text:p/>
            <text:p><text:s text:c="4"/>return max(p, q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6.945cm" svg:x="1.27cm" svg:y="0cm" presentation:class="title" presentation:user-transformed="true">
          <draw:text-box>
            <text:p><text:line-break/>Detected time complexity:<text:line-break/>O(N * log(N))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028cm" presentation:class="title" presentation:user-transformed="true">
          <draw:text-box>
            <text:p>Tests</text:p>
          </draw:text-box>
        </draw:frame>
        <draw:frame draw:style-name="gr4" draw:text-style-name="P3" draw:layer="layout" svg:width="10.795cm" svg:height="12.7cm" svg:x="0.635cm" svg:y="2.94cm">
          <draw:text-box>
            <text:p><text:span text:style-name="T3">Correctness tests</text:span></text:p>
            <text:p/>
            <text:p>one_triple</text:p>
            <text:p>three elements</text:p>
            <text:p/>
            <text:p>simple1</text:p>
            <text:p>simple tests</text:p>
            <text:p/>
            <text:p>simple2</text:p>
            <text:p>simple tests</text:p>
            <text:p/>
            <text:p>small_random</text:p>
            <text:p>random small, length = 100</text:p>
          </draw:text-box>
        </draw:frame>
        <draw:frame draw:style-name="gr2" draw:text-style-name="P3" draw:layer="layout" svg:width="13.97cm" svg:height="12.338cm" svg:x="12.065cm" svg:y="2.975cm">
          <draw:text-box>
            <text:p text:style-name="P4"><text:span text:style-name="T3">Performance tests</text:span></text:p>
            <text:p text:style-name="P4"/>
            <text:p text:style-name="P4">medium_range</text:p>
            <text:p text:style-name="P4">-1000, -999, ... 1000, length = ~1,000</text:p>
            <text:p text:style-name="P4"/>
            <text:p text:style-name="P4">medium_random</text:p>
            <text:p text:style-name="P4">random medium, length = ~10,000</text:p>
            <text:p text:style-name="P4"/>
            <text:p text:style-name="P4">large_random</text:p>
            <text:p text:style-name="P4">random large, length = ~100,000</text:p>
            <text:p text:style-name="P4"/>
            <text:p text:style-name="P4">large_range</text:p>
            <text:p text:style-name="P4">2000 * (-10..10) + [-1000, 500, -1]</text:p>
            <text:p text:style-name="P4"/>
            <text:p text:style-name="P4">extreme_large</text:p>
            <text:p text:style-name="P4">(-2, .., -2, 1, .., 1) and (MAX_INT)..(MAX_INT), length = ~100,000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4:23:33.698176350</meta:creation-date>
    <dc:date>2024-01-25T14:50:30.365352428</dc:date>
    <meta:editing-duration>PT26M51S</meta:editing-duration>
    <meta:editing-cycles>9</meta:editing-cycles>
    <meta:generator>LibreOffice/7.6.3.2$Linux_X86_64 LibreOffice_project/29d686fea9f6705b262d369fede658f824154cc0</meta:generator>
    <meta:document-statistic meta:object-count="44"/>
  </office:meta>
</office:document-meta>
</file>